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40" style:family="table-cell" style:parent-style-name="Heading" style:data-style-name="N11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41" style:family="table-cell" style:parent-style-name="Tabela" style:data-style-name="N11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42" style:family="table-cell" style:parent-style-name="Default" style:data-style-name="N11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3" style:family="table-cell" style:parent-style-name="Default" style:data-style-name="N11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4" style:family="table-cell" style:parent-style-name="Separador" style:data-style-name="N11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1" fo:font-size="12pt" style:text-underline-style="none"/>
    </style:style>
    <style:style style:name="ce45" style:family="table-cell" style:parent-style-name="Separador" style:data-style-name="N11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1" style:family="table-cell" style:parent-style-name="Heading" style:data-style-name="N11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52" style:family="table-cell" style:parent-style-name="Tabela" style:data-style-name="N11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3" style:family="table-cell" style:parent-style-name="Tabela" style:data-style-name="N11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1-19" calcext:value-type="date">
            <text:p>19/11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09" calcext:value-type="date">
            <text:p>09/12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09" calcext:value-type="date">
            <text:p>09/12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30" calcext:value-type="date">
            <text:p>30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5-02-10" calcext:value-type="date">
            <text:p>10/0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4-17" calcext:value-type="date">
            <text:p>17/04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5-19" calcext:value-type="date">
            <text:p>19/05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6-10" calcext:value-type="date">
            <text:p>10/06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7-18" calcext:value-type="date">
            <text:p>18/07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8-11" calcext:value-type="date">
            <text:p>11/08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2]-[.F12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3]-[.F13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3])" office:value-type="float" office:value="340" calcext:value-type="float">
            <text:p>340,00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 table:number-rows-repeated="2">
          <table:table-cell table:style-name="ce33"/>
          <table:table-cell table:number-columns-repeated="63"/>
        </table:table-row>
        <table:table-row table:style-name="ro3" table:number-rows-repeated="3197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number number:decimal-places="2" number:min-decimal-places="2" number:min-integer-digits="1" number:grouping="true"/>
    </number:number-style>
    <number:number-style style:name="N11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0">
      <number:text>-</number:text>
      <number:number number:decimal-places="0" number:min-decimal-places="0" number:min-integer-digits="0"/>
      <style:map style:condition="value()&gt;0" style:apply-style-name="N110P0"/>
      <style:map style:condition="value()&lt;0" style:apply-style-name="N110P1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2">
      <number:text>-</number:text>
      <style:map style:condition="value()&gt;0" style:apply-style-name="N112P0"/>
      <style:map style:condition="value()&lt;0" style:apply-style-name="N112P1"/>
    </number:number-style>
    <number:number-style style:name="N115P0" style:volatile="true">
      <number:text>R$""""""""""""""""""""""""""""""""""""""""""""""""""</number:text>
    </number:number-style>
    <number:number-style style:name="N115P1" style:volatile="true">
      <number:text>R$(""""""""""""""""""""""""""""""""""""""""""""""""""</number:text>
    </number:number-style>
    <number:number-style style:name="N115">
      <number:text>R$-""""""""""""""""""""""""""""""""""""""""""""""""""</number:text>
      <style:map style:condition="value()&gt;0" style:apply-style-name="N115P0"/>
      <style:map style:condition="value()&lt;0" style:apply-style-name="N115P1"/>
    </number:number-style>
    <number:number-style style:name="N116P0" style:volatile="true">
      <number:text>R$""""""""""""""""""""""""""""""""""""""""""""""""""</number:text>
    </number:number-style>
    <number:number-style style:name="N116">
      <style:text-properties fo:color="#ff0000"/>
      <number:text>(R$""""""""""""""""""""""""""""""""""""""""""""""""""</number:text>
      <style:map style:condition="value()&gt;=0" style:apply-style-name="N116P0"/>
    </number:number-style>
    <number:number-style style:name="N117P0" style:volatile="true">
      <number:text>R$""""""""""""""""""""""""""""""""""""""""""""""""""</number:text>
    </number:number-style>
    <number:number-style style:name="N117">
      <number:text>(R$""""""""""""""""""""""""""""""""""""""""""""""""""</number:text>
      <style:map style:condition="value()&gt;=0" style:apply-style-name="N117P0"/>
    </number:number-style>
    <number:number-style style:name="N118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19">
      <number:minutes number:style="long"/>
      <number:text>:</number:text>
      <number:seconds number:style="long"/>
      <number:text>,</number:text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2P0"/>
    </number:number-style>
    <number:date-style style:name="N123">
      <number:day number:style="long"/>
      <number:text>.</number:text>
      <number:month number:style="long"/>
      <number:text>.</number:text>
      <number:year/>
    </number:date-style>
    <number:time-style style:name="N124">
      <number:minutes number:style="long"/>
      <number:text>:</number:text>
      <number:seconds number:style="long"/>
    </number:time-style>
    <number:date-style style:name="N125">
      <number:day number:style="long"/>
      <number:text>. </number:text>
      <number:month number:textual="true"/>
      <number:text> </number:text>
      <number:year/>
    </number:date-style>
    <number:date-style style:name="N126">
      <number:day number:style="long"/>
      <number:text>. </number:text>
      <number:month number:textual="true"/>
    </number:date-style>
    <number:date-style style:name="N127">
      <number:month number:textual="true"/>
      <number:text> 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1:12:55.851000000">00:00:00</text:time></text:span><text:span text:style-name="MT2"><text:s/></text:span></text:p>
        </style:region-center>
        <style:region-right>
          <text:p><text:span text:style-name="MT4">Academia Fúria Fitness Ltda. - ME</text:span></text:p>
          <text:p><text:span text:style-name="MT2">Thiago/Alan - Tel.: 3241-5381 e 3241-135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cademia Fúria Fitnes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1:12:55.86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8-12T11:13:32.234000000</dc:date>
    <dc:language>pt-PT</dc:language>
    <meta:editing-cycles>614</meta:editing-cycles>
    <meta:editing-duration>P3DT7H44M</meta:editing-duration>
    <meta:print-date>2019-12-19T16:27:08.744000000</meta:print-date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